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4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Preformatted_20_Text" style:list-style-name="L5">
      <style:paragraph-properties fo:margin-top="0in" fo:margin-bottom="0.1965in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9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10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INSTALLING NPCAP ON WINDOWS</text:h>
      <text:h text:style-name="Heading_20_4" text:outline-level="4"><text:span text:style-name="Strong_20_Emphasis">STEP 1: DOWNLOAD NPCAP INSTALLER</text:span></text:h>
      <text:list text:style-name="L1">
        <text:list-item>
          <text:p text:style-name="P4">Go to the <text:a xlink:type="simple" xlink:href="https://npcap.org/download/" office:target-frame-name="_new" xlink:show="replace" text:style-name="Internet_20_link" text:visited-style-name="Visited_20_Internet_20_Link">official Npcap website</text:a> and download the latest stable version of Npcap for Windows.</text:p>
        </text:list-item>
      </text:list>
      <text:h text:style-name="Heading_20_4" text:outline-level="4"><text:span text:style-name="Strong_20_Emphasis">STEP 2: RUN INSTALLER WITH ADMINISTRATIVE PRIVILEGES</text:span></text:h>
      <text:list text:style-name="L2">
        <text:list-item>
          <text:p text:style-name="P6">Locate the downloaded installer file (e.g., <text:span text:style-name="Source_20_Text">npcap-&lt;version&gt;-setup.exe</text:span>).</text:p>
        </text:list-item>
        <text:list-item>
          <text:p text:style-name="P5">Right-click on the installer and choose "Run as administrator" to ensure proper permissions.</text:p>
        </text:list-item>
      </text:list>
      <text:h text:style-name="Heading_20_4" text:outline-level="4"><text:span text:style-name="Strong_20_Emphasis">STEP 3: FOLLOW INSTALLATION WIZARD</text:span></text:h>
      <text:list text:style-name="L3">
        <text:list-item>
          <text:p text:style-name="P8">The Npcap installation wizard will appear. Follow the on-screen instructions:</text:p>
          <text:list>
            <text:list-item>
              <text:p text:style-name="P8">Accept the license agreement.</text:p>
            </text:list-item>
            <text:list-item>
              <text:p text:style-name="P8">Choose the installation options based on your needs.</text:p>
            </text:list-item>
            <text:list-item>
              <text:p text:style-name="P7">Complete the installation process.</text:p>
            </text:list-item>
          </text:list>
        </text:list-item>
      </text:list>
      <text:h text:style-name="Heading_20_4" text:outline-level="4"><text:span text:style-name="Strong_20_Emphasis">STEP 4: VERIFY INSTALLATION</text:span></text:h>
      <text:list text:style-name="L4">
        <text:list-item>
          <text:p text:style-name="P9">After installation, open Command Prompt with administrative privileges.</text:p>
        </text:list-item>
        <text:list-item>
          <text:p text:style-name="P9">Type the following command to check if Npcap is recognized:</text:p>
          <text:p text:style-name="P1">powershell</text:p>
        </text:list-item>
      </text:list>
      <text:p text:style-name="P2"><text:span text:style-name="Source_20_Text">npcap /?</text:span></text:p>
      <text:p text:style-name="Text_20_body">If the command is not recognized, navigate to the Npcap installation directory using:</text:p>
      <text:p text:style-name="P2">powershell</text:p>
      <text:p text:style-name="P2"><text:span text:style-name="Source_20_Text">cd "C:\Program Files\Npcap"</text:span></text:p>
      <text:p text:style-name="Text_20_body">Then run the command again:</text:p>
      <text:p text:style-name="P2">powershell</text:p>
      <text:list text:style-name="L5">
        <text:list-item text:start-value="6">
          <text:p text:style-name="P3"><text:span text:style-name="Source_20_Text">.\npcap /?</text:span></text:p>
        </text:list-item>
      </text:list>
      <text:h text:style-name="Heading_20_4" text:outline-level="4"><text:span text:style-name="Strong_20_Emphasis">STEP 5: EXPLORE INSTALLATION DIRECTORY</text:span></text:h>
      <text:list text:style-name="L6">
        <text:list-item>
          <text:p text:style-name="P11">In the Npcap installation directory, you can find useful scripts and executables:</text:p>
          <text:list>
            <text:list-item>
              <text:p text:style-name="P11"><text:span text:style-name="Source_20_Text">NPFInstall.exe</text:span>: Used for installing and configuring Npcap.</text:p>
            </text:list-item>
            <text:list-item>
              <text:p text:style-name="P10"><text:span text:style-name="Source_20_Text">DiagReport.ps1</text:span>: A diagnostic script for troubleshooting.</text:p>
            </text:list-item>
          </text:list>
        </text:list-item>
      </text:list>
      <text:h text:style-name="Heading_20_4" text:outline-level="4"><text:span text:style-name="Strong_20_Emphasis">STEP 6: PERFORM SPECIFIC INSTALLATIONS (OPTIONAL)</text:span></text:h>
      <text:list text:style-name="L7">
        <text:list-item>
          <text:p text:style-name="P13">Depending on your needs, you can perform specific installations using <text:span text:style-name="Source_20_Text">NPFInstall.exe</text:span>:</text:p>
          <text:list>
            <text:list-item>
              <text:p text:style-name="P13">Basic Packet Capturing (Non-Wi-Fi): <text:span text:style-name="Source_20_Text">.\NPFInstall.exe -i</text:span></text:p>
            </text:list-item>
            <text:list-item>
              <text:p text:style-name="P13">Packet Capturing with Wi-Fi Support: <text:span text:style-name="Source_20_Text">.\NPFInstall.exe -i2</text:span></text:p>
            </text:list-item>
            <text:list-item>
              <text:p text:style-name="P13">Windows Filtering Platform (WFP) Callout Driver: <text:span text:style-name="Source_20_Text">.\NPFInstall.exe -iw</text:span></text:p>
            </text:list-item>
            <text:list-item>
              <text:p text:style-name="P12">Loopback Adapter: <text:span text:style-name="Source_20_Text">.\NPFInstall.exe -il</text:span></text:p>
            </text:list-item>
          </text:list>
        </text:list-item>
      </text:list>
      <text:h text:style-name="Heading_20_4" text:outline-level="4"><text:span text:style-name="Strong_20_Emphasis">STEP 7: VERIFY INSTALLATIONS</text:span></text:h>
      <text:list text:style-name="L8">
        <text:list-item>
          <text:p text:style-name="P14">Verify the installations and check for any errors or warnings.</text:p>
        </text:list-item>
      </text:list>
      <text:h text:style-name="Heading_20_4" text:outline-level="4"><text:span text:style-name="Strong_20_Emphasis">STEP 8: CAPTURE PACKETS (OPTIONAL)</text:span></text:h>
      <text:list text:style-name="L9">
        <text:list-item>
          <text:p text:style-name="P15">If you installed Npcap for packet capturing, you can use Wireshark or other network analysis tools to capture and analyze network traffic.</text:p>
        </text:list-item>
      </text:list>
      <text:p text:style-name="Text_20_body">CONGRATULATIONS! You have successfully installed Npcap on Windows, configured it based on your requirements, and can now use it for various networking task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8T01:46:52.220000000</meta:creation-date>
    <dc:date>2023-10-08T01:47:00.359000000</dc:date>
    <meta:editing-duration>PT9S</meta:editing-duration>
    <meta:editing-cycles>1</meta:editing-cycles>
    <meta:document-statistic meta:table-count="0" meta:image-count="0" meta:object-count="0" meta:page-count="1" meta:paragraph-count="37" meta:word-count="289" meta:character-count="1974" meta:non-whitespace-character-count="1742"/>
    <meta:generator>LibreOffice/7.6.2.1$Windows_X86_64 LibreOffice_project/56f7684011345957bbf33a7ee678afaf4d2ba333</meta:generator>
  </office:meta>
</office:document-meta>
</file>